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99bf" officeooo:paragraph-rsid="001299bf"/>
    </style:style>
    <style:style style:name="P2" style:family="paragraph" style:parent-style-name="Standard">
      <style:text-properties fo:font-weight="bold" officeooo:rsid="001299bf" officeooo:paragraph-rsid="001299bf" style:font-weight-asian="bold" style:font-weight-complex="bold"/>
    </style:style>
    <style:style style:name="P3" style:family="paragraph" style:parent-style-name="Standard">
      <style:text-properties fo:font-weight="bold" officeooo:rsid="00137e75" officeooo:paragraph-rsid="00137e75" style:font-weight-asian="bold" style:font-weight-complex="bold"/>
    </style:style>
    <style:style style:name="P4" style:family="paragraph" style:parent-style-name="Standard">
      <style:text-properties fo:font-style="normal" fo:font-weight="bold" officeooo:rsid="001382cd" officeooo:paragraph-rsid="001382cd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rsid="001382cd" officeooo:paragraph-rsid="001382cd"/>
    </style:style>
    <style:style style:name="P6" style:family="paragraph" style:parent-style-name="Standard" style:list-style-name="L1">
      <style:text-properties officeooo:rsid="001299bf" officeooo:paragraph-rsid="001299bf"/>
    </style:style>
    <style:style style:name="P7" style:family="paragraph" style:parent-style-name="Standard" style:list-style-name="L2">
      <style:text-properties fo:font-style="normal" fo:font-weight="normal" officeooo:rsid="00137e75" officeooo:paragraph-rsid="00137e7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37e75" officeooo:paragraph-rsid="00137e75" style:font-style-asian="normal" style:font-weight-asian="normal" style:font-style-complex="normal" style:font-weight-complex="normal"/>
    </style:style>
    <style:style style:name="P9" style:family="paragraph" style:parent-style-name="Standard" style:list-style-name="L3">
      <style:text-properties fo:font-style="normal" fo:font-weight="normal" officeooo:rsid="0013ae87" officeooo:paragraph-rsid="0013ae87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text-properties fo:font-style="normal" fo:font-weight="normal" officeooo:rsid="00150ec6" officeooo:paragraph-rsid="00150ec6" style:font-style-asian="normal" style:font-weight-asian="normal" style:font-style-complex="normal" style:font-weight-complex="normal"/>
    </style:style>
    <style:style style:name="P11" style:family="paragraph" style:parent-style-name="Standard" style:list-style-name="L3">
      <style:text-properties fo:font-style="normal" fo:font-weight="normal" officeooo:rsid="00180150" officeooo:paragraph-rsid="00180150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text-properties fo:font-style="italic" fo:font-weight="normal" officeooo:rsid="0016a069" officeooo:paragraph-rsid="0016a069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7e75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382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nald <text:span text:style-name="T5">A</text:span>dler - </text:p>
      <text:p text:style-name="P5">Joseph Campbell – Hero’s Journey</text:p>
      <text:p text:style-name="P5">John Gottman – How to Identify a Successful Marriage</text:p>
      <text:p text:style-name="P1"/>
      <text:p text:style-name="P2">3 aspects of empathy:</text:p>
      <text:p text:style-name="P1"/>
      <text:list xml:id="list482231400140573585" text:style-name="L1">
        <text:list-item>
          <text:p text:style-name="P6">perspective taking – open minded; suspend judgment</text:p>
        </text:list-item>
        <text:list-item>
          <text:p text:style-name="P6">emotional contagion – intellectual side</text:p>
        </text:list-item>
        <text:list-item>
          <text:p text:style-name="P6">commitment – positive underl<text:span text:style-name="T2">ying</text:span> </text:p>
        </text:list-item>
      </text:list>
      <text:p text:style-name="P1"/>
      <text:p text:style-name="P1"><text:span text:style-name="T1">value of empathy</text:span> – the recipient feels better about themselves &amp; feel comfort. <text:s/>Creates feeling of trust.</text:p>
      <text:p text:style-name="P1"/>
      <text:p text:style-name="P3">Empathy being lost – <text:span text:style-name="T3">study from 1979- 2009</text:span></text:p>
      <text:list xml:id="list9024718655343591620" text:style-name="L2">
        <text:list-item>
          <text:p text:style-name="P7">empathy being taught in Canadian schools – can be taught.</text:p>
        </text:list-item>
        <text:list-item>
          <text:p text:style-name="P7">Violent criminals not thinking of the consequence on recipients.</text:p>
        </text:list-item>
      </text:list>
      <text:p text:style-name="P8"/>
      <text:p text:style-name="P4">Perception – <text:span text:style-name="T4">our ability to survive, learn, and relate to others depends on mental activity</text:span></text:p>
      <text:list xml:id="list3102955340381373942" text:style-name="L3">
        <text:list-header>
          <text:p text:style-name="P9">**note****************consider work for changes paper*************************</text:p>
        </text:list-header>
        <text:list-item>
          <text:p text:style-name="P9">Process (psychology)</text:p>
          <text:list>
            <text:list-item>
              <text:p text:style-name="P9">Selection</text:p>
            </text:list-item>
            <text:list-item>
              <text:p text:style-name="P9">Organization</text:p>
            </text:list-item>
            <text:list-item>
              <text:p text:style-name="P9">Interpretation</text:p>
            </text:list-item>
          </text:list>
        </text:list-item>
        <text:list-item>
          <text:p text:style-name="P9">Tendencies</text:p>
          <text:list>
            <text:list-item>
              <text:p text:style-name="P9">Judge ourselves more charitably than others (self-serving bias)</text:p>
            </text:list-item>
            <text:list-item>
              <text:p text:style-name="P9">Cling to first impressions</text:p>
            </text:list-item>
            <text:list-item>
              <text:p text:style-name="P9">Favor negative impressions</text:p>
            </text:list-item>
          </text:list>
        </text:list-item>
        <text:list-item>
          <text:p text:style-name="P10">Major influences</text:p>
          <text:list>
            <text:list-item>
              <text:p text:style-name="P10">Past Experience</text:p>
            </text:list-item>
            <text:list-item>
              <text:p text:style-name="P10">Emotion</text:p>
              <text:list>
                <text:list-item>
                  <text:p text:style-name="P12">the more powerful or intense the emotion the more narrow the perception</text:p>
                </text:list-item>
              </text:list>
            </text:list-item>
            <text:list-item>
              <text:p text:style-name="P10">Culture</text:p>
              <text:list>
                <text:list-item>
                  <text:p text:style-name="P11">individualistic</text:p>
                </text:list-item>
                <text:list-item>
                  <text:p text:style-name="P11">collectivis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09:29:30.308000000</meta:creation-date>
    <dc:date>2017-07-06T10:58:07.893000000</dc:date>
    <meta:editing-duration>PT16M24S</meta:editing-duration>
    <meta:editing-cycles>3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28" meta:word-count="154" meta:character-count="1023" meta:non-whitespace-character-count="906"/>
  </office:meta>
</office:document-meta>
</file>